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none" fo:border-right="none" fo:border-top="none" fo:border-bottom="0.05pt double-thin #000000"/>
    </style:style>
    <style:style style:name="Tabela1.A2" style:family="table-cell">
      <style:table-cell-properties fo:padding="0.097cm" fo:border="none"/>
    </style:style>
    <style:style style:name="Tabela1.A6" style:family="table-cell">
      <style:table-cell-properties fo:padding="0.097cm" fo:border-left="none" fo:border-right="none" fo:border-top="none" fo:border-bottom="0.05pt solid #000000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none" fo:border-right="none" fo:border-top="none" fo:border-bottom="0.05pt double-thin #000000"/>
    </style:style>
    <style:style style:name="Tabela2.A2" style:family="table-cell">
      <style:table-cell-properties fo:padding="0.097cm" fo:border="none"/>
    </style:style>
    <style:style style:name="Tabela2.A6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335f9" officeooo:paragraph-rsid="00146873"/>
    </style:style>
    <style:style style:name="P2" style:family="paragraph" style:parent-style-name="Standard">
      <style:paragraph-properties fo:text-align="justify" style:justify-single-word="false"/>
      <style:text-properties officeooo:rsid="001335f9" officeooo:paragraph-rsid="0027c85b"/>
    </style:style>
    <style:style style:name="P3" style:family="paragraph" style:parent-style-name="Standard">
      <style:paragraph-properties fo:text-align="justify" style:justify-single-word="false"/>
      <style:text-properties officeooo:rsid="0019f494" officeooo:paragraph-rsid="0019f494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c57a8" officeooo:paragraph-rsid="001c57a8"/>
    </style:style>
    <style:style style:name="P5" style:family="paragraph" style:parent-style-name="Standard">
      <style:paragraph-properties fo:text-align="justify" style:justify-single-word="false"/>
      <style:text-properties officeooo:rsid="001c57a8" officeooo:paragraph-rsid="001c57a8"/>
    </style:style>
    <style:style style:name="P6" style:family="paragraph" style:parent-style-name="Standard">
      <style:paragraph-properties fo:text-align="justify" style:justify-single-word="false"/>
      <style:text-properties officeooo:rsid="001fee33" officeooo:paragraph-rsid="0020a363"/>
    </style:style>
    <style:style style:name="P7" style:family="paragraph" style:parent-style-name="Standard">
      <style:paragraph-properties fo:text-align="justify" style:justify-single-word="false"/>
      <style:text-properties officeooo:rsid="001fee33" officeooo:paragraph-rsid="001fee33"/>
    </style:style>
    <style:style style:name="P8" style:family="paragraph" style:parent-style-name="Standard">
      <style:paragraph-properties fo:text-align="justify" style:justify-single-word="false"/>
      <style:text-properties officeooo:rsid="0020a363" officeooo:paragraph-rsid="0020a363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9pt" officeooo:rsid="001ac53a" officeooo:paragraph-rsid="001ac53a" style:font-size-asian="9pt" style:font-size-complex="9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9pt" officeooo:rsid="001c57a8" officeooo:paragraph-rsid="001c57a8" style:font-size-asian="9pt" style:font-size-complex="9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9pt" officeooo:rsid="00288809" officeooo:paragraph-rsid="00288809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20a363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2285e6" officeooo:paragraph-rsid="002285e6"/>
    </style:style>
    <style:style style:name="P14" style:family="paragraph" style:parent-style-name="Standard">
      <style:paragraph-properties fo:text-align="justify" style:justify-single-word="false"/>
      <style:text-properties officeooo:rsid="002285e6" officeooo:paragraph-rsid="002285e6"/>
    </style:style>
    <style:style style:name="P15" style:family="paragraph" style:parent-style-name="Standard">
      <style:paragraph-properties fo:text-align="justify" style:justify-single-word="false"/>
      <style:text-properties officeooo:rsid="0023d292" officeooo:paragraph-rsid="0023d292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7c85b" officeooo:paragraph-rsid="0027c85b"/>
    </style:style>
    <style:style style:name="P17" style:family="paragraph" style:parent-style-name="Standard">
      <style:paragraph-properties fo:text-align="justify" style:justify-single-word="false"/>
      <style:text-properties officeooo:rsid="0027c85b" officeooo:paragraph-rsid="0027c85b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288809" officeooo:paragraph-rsid="00288809"/>
    </style:style>
    <style:style style:name="P19" style:family="paragraph" style:parent-style-name="Standard">
      <style:paragraph-properties fo:text-align="justify" style:justify-single-word="false"/>
      <style:text-properties officeooo:rsid="00288809" officeooo:paragraph-rsid="00288809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28fe50" officeooo:paragraph-rsid="0028fe50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2a3445" officeooo:paragraph-rsid="002a3445"/>
    </style:style>
    <style:style style:name="P22" style:family="paragraph" style:parent-style-name="Standard">
      <style:paragraph-properties fo:line-height="150%" fo:text-align="justify" style:justify-single-word="false"/>
      <style:text-properties fo:font-size="9pt" officeooo:rsid="0012e907" officeooo:paragraph-rsid="0012e907" style:font-size-asian="9pt" style:font-size-complex="9pt"/>
    </style:style>
    <style:style style:name="P23" style:family="paragraph" style:parent-style-name="Standard">
      <style:paragraph-properties fo:line-height="150%" fo:text-align="justify" style:justify-single-word="false"/>
      <style:text-properties fo:font-size="9pt" officeooo:rsid="001335f9" officeooo:paragraph-rsid="001335f9" style:font-size-asian="9pt" style:font-size-complex="9pt"/>
    </style:style>
    <style:style style:name="P24" style:family="paragraph" style:parent-style-name="Standard">
      <style:paragraph-properties fo:line-height="150%" fo:text-align="justify" style:justify-single-word="false"/>
      <style:text-properties fo:font-size="9pt" officeooo:rsid="001335f9" officeooo:paragraph-rsid="00146873" style:font-size-asian="9pt" style:font-size-complex="9pt"/>
    </style:style>
    <style:style style:name="P25" style:family="paragraph" style:parent-style-name="Standard">
      <style:paragraph-properties fo:line-height="150%" fo:text-align="justify" style:justify-single-word="false"/>
      <style:text-properties fo:font-size="9pt" officeooo:rsid="00146873" officeooo:paragraph-rsid="00146873" style:font-size-asian="9pt" style:font-size-complex="9pt"/>
    </style:style>
    <style:style style:name="P26" style:family="paragraph" style:parent-style-name="Standard">
      <style:paragraph-properties fo:line-height="150%" fo:text-align="justify" style:justify-single-word="false"/>
      <style:text-properties fo:font-size="9pt" officeooo:rsid="00146873" officeooo:paragraph-rsid="0018727c" style:font-size-asian="9pt" style:font-size-complex="9pt"/>
    </style:style>
    <style:style style:name="P27" style:family="paragraph" style:parent-style-name="Standard">
      <style:paragraph-properties fo:line-height="150%" fo:text-align="justify" style:justify-single-word="false"/>
      <style:text-properties fo:font-size="9pt" officeooo:rsid="0028fe50" officeooo:paragraph-rsid="0028fe50" style:font-size-asian="9pt" style:font-size-complex="9pt"/>
    </style:style>
    <style:style style:name="P28" style:family="paragraph" style:parent-style-name="Standard">
      <style:paragraph-properties fo:line-height="150%" fo:text-align="justify" style:justify-single-word="false"/>
      <style:text-properties fo:font-size="9pt" officeooo:rsid="002a3445" officeooo:paragraph-rsid="002a3445" style:font-size-asian="9pt" style:font-size-complex="9pt"/>
    </style:style>
    <style:style style:name="P29" style:family="paragraph" style:parent-style-name="Standard">
      <style:paragraph-properties fo:line-height="150%" fo:text-align="justify" style:justify-single-word="false"/>
      <style:text-properties fo:font-size="12pt" fo:font-weight="bold" officeooo:rsid="0012e907" officeooo:paragraph-rsid="0012e90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font-weight="bold" officeooo:rsid="00146873" officeooo:paragraph-rsid="0014687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/>
      <style:text-properties fo:font-size="12pt" fo:font-weight="bold" officeooo:rsid="0034bec7" officeooo:paragraph-rsid="0034bec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2a991e" officeooo:paragraph-rsid="002a991e"/>
    </style:style>
    <style:style style:name="P33" style:family="paragraph" style:parent-style-name="Standard">
      <style:paragraph-properties fo:line-height="150%" fo:text-align="justify" style:justify-single-word="false"/>
      <style:text-properties fo:font-weight="bold" officeooo:rsid="002a3445" officeooo:paragraph-rsid="002a3445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9pt" officeooo:rsid="0018727c" officeooo:paragraph-rsid="0018727c" style:font-size-asian="9pt" style:font-size-complex="9pt"/>
    </style:style>
    <style:style style:name="P35" style:family="paragraph" style:parent-style-name="Table_20_Contents">
      <style:paragraph-properties fo:text-align="justify" style:justify-single-word="false"/>
      <style:text-properties fo:font-size="9pt" officeooo:rsid="0018727c" officeooo:paragraph-rsid="0027c85b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288809" officeooo:paragraph-rsid="00288809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paragraph-rsid="0027c85b" style:font-size-asian="9pt" style:font-size-complex="9pt"/>
    </style:style>
    <style:style style:name="T1" style:family="text">
      <style:text-properties officeooo:rsid="001335f9"/>
    </style:style>
    <style:style style:name="T2" style:family="text">
      <style:text-properties officeooo:rsid="00146873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1" officeooo:rsid="001c57a8"/>
    </style:style>
    <style:style style:name="T5" style:family="text">
      <style:text-properties style:text-position="sub 58%" officeooo:rsid="002a831c"/>
    </style:style>
    <style:style style:name="T6" style:family="text">
      <style:text-properties style:text-position="sub 58%" style:font-name="Liberation Serif" fo:font-size="9pt" officeooo:rsid="001c57a8" style:font-size-asian="9pt" style:font-size-complex="9pt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1c57a8"/>
    </style:style>
    <style:style style:name="T10" style:family="text">
      <style:text-properties style:text-position="0% 100%" style:font-name="Liberation Serif1" officeooo:rsid="002a991e"/>
    </style:style>
    <style:style style:name="T11" style:family="text">
      <style:text-properties style:text-position="0% 100%" officeooo:rsid="002a831c"/>
    </style:style>
    <style:style style:name="T12" style:family="text">
      <style:text-properties style:text-position="0% 100%" officeooo:rsid="002a991e"/>
    </style:style>
    <style:style style:name="T13" style:family="text">
      <style:text-properties style:text-position="0% 100%" style:font-name="Liberation Serif" fo:font-size="9pt" officeooo:rsid="001c57a8" style:font-size-asian="9pt" style:font-size-complex="9pt"/>
    </style:style>
    <style:style style:name="T14" style:family="text">
      <style:text-properties style:text-position="0% 100%" style:font-name="Liberation Serif" fo:font-size="9pt" officeooo:rsid="002a991e" style:font-size-asian="9pt" style:font-size-complex="9pt"/>
    </style:style>
    <style:style style:name="T15" style:family="text">
      <style:text-properties officeooo:rsid="0020a363"/>
    </style:style>
    <style:style style:name="T16" style:family="text">
      <style:text-properties fo:font-size="11pt" fo:font-style="normal" fo:font-weight="normal" style:font-size-asian="11pt" style:font-style-asian="normal" style:font-weight-asian="normal"/>
    </style:style>
    <style:style style:name="T17" style:family="text">
      <style:text-properties fo:font-size="11pt" fo:font-style="normal" fo:font-weight="normal" officeooo:rsid="0020a363" style:font-size-asian="11pt" style:font-style-asian="normal" style:font-weight-asian="normal"/>
    </style:style>
    <style:style style:name="T18" style:family="text">
      <style:text-properties officeooo:rsid="002a831c"/>
    </style:style>
    <style:style style:name="T19" style:family="text">
      <style:text-properties officeooo:rsid="002a991e"/>
    </style:style>
    <style:style style:name="T20" style:family="text">
      <style:text-properties style:font-name="Liberation Serif" fo:font-size="9pt" style:font-size-asian="9pt" style:font-size-complex="9pt"/>
    </style:style>
    <style:style style:name="T21" style:family="text">
      <style:text-properties officeooo:rsid="002b0c83"/>
    </style:style>
    <style:style style:name="T22" style:family="text">
      <style:text-properties officeooo:rsid="0034bec7"/>
    </style:style>
    <style:style style:name="T23" style:family="text">
      <style:text-properties officeooo:rsid="003619a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Wojciech Moszczyński</text:p>
      <text:p text:style-name="P31"/>
      <text:p text:style-name="P29">Problem przydziału – przypadek specjalizacji produkcji metodą programowania liniowego</text:p>
      <text:p text:style-name="P22"/>
      <text:p text:style-name="P23">Można wyodrębnić kilka grup problemów, których zadaniem jest alokacja szeroko pojętych zasobów. Specjalnym przypadkiem problemu alokacji zasobów jest rozdział zadań produkcyjnych pomiędzy różnymi obiektami produkcyjnymi przy założeniu ich specjalizacji. W alokacji zasobów postępuje się zgodnie z kryterium optymalizacji, czyli maksymalizacji lub minimal<text:span text:style-name="T22">izacji </text:span><text:s/>interesującego nas parametru. </text:p>
      <text:p text:style-name="P23">Wybór parametru optymalizacji jest dowolny, zgodny z potrzebami ekonomicznymi, techniczn<text:span text:style-name="T22">ymi</text:span> lub organizacyjnymi. </text:p>
      <text:p text:style-name="P23">Najczęściej maksymalizuje się zdolności produkcyjne, zysk lub przychody. <text:span text:style-name="T18">Często</text:span> minimalizuje się <text:span text:style-name="T18">też </text:span>ryzyko, koszty lub <text:span text:style-name="T18">odpady</text:span> produkcyjne.</text:p>
      <text:p text:style-name="P23"/>
      <text:p text:style-name="P24"><text:span text:style-name="T2">W praktyce gospodarczej istotne jest właściwe zdefiniowanie celów optymalizacji. Zazwyczaj dąży się do jednoczesnej optymalizacji</text:span> <text:span text:style-name="T2">wielu czynników. Przedsiębiorcy będą starali się minimalizować ryzyko jednocześnie maksymalizując zysk i wydajność produkcji. Zasada programowania liniowego w swojej klasycznej postaci pozwala jedynie na optymalizację tylko jednego wybranego parametru. Możliwe jest połączenie wielu parametrów w jednym kierunku, czyli maksymalizacji lub ich minimalizacji pod warunkiem utworzenia jednego wspólnego parametru, który będzie występował w zadaniu programowania liniowego.</text:span></text:p>
      <text:p text:style-name="P25"/>
      <text:p text:style-name="P30">Problem podziału produkcji mąki </text:p>
      <text:p text:style-name="P25"/>
      <text:p text:style-name="P26">Przedsiębiorstwo składa się z pięciu młynów. Każdy z młynów może produkować pięć rodzai mąki. Kierownictwo przedsiębiorstwa dopięło decyzję o wprowadzeniu specjalizacji produkcji. Każdy młyn ma w przyszłości produkować jeden rodzaj mąki. Młyny produkują w podobnej jakości, niektóre młyny nie mają <text:span text:style-name="T18">pełnej </text:span>zdolności wytwórcz<text:span text:style-name="T18">ej, nie są w stanie </text:span>produk<text:span text:style-name="T18">ować niektórych produktów</text:span>. Kierownictwo przedsiębiorstwa przyjęło kryterium maksymalizacji wydajnoś<text:span text:style-name="T22">ci</text:span> produkcji. Ponieważ młyny posiadają różne technologi<text:span text:style-name="T22">e,</text:span> ich wydajność dla poszczególnych produktów jest zróżnicowana. W tabeli poniżej znajdują się wydajności produkcji mąki w tonach na godzinę. <text:s/></text:p>
      <text:p text:style-name="P1"><text:s text:c="6"/></text:p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34">Mąka <text:span text:style-name="T23">Roz</text:span>czatka</text:p>
          </table:table-cell>
          <table:table-cell table:style-name="Tabela1.A1" office:value-type="string">
            <text:p text:style-name="P34">Mąka 550</text:p>
          </table:table-cell>
          <table:table-cell table:style-name="Tabela1.A1" office:value-type="string">
            <text:p text:style-name="P34">Mąka 120</text:p>
          </table:table-cell>
          <table:table-cell table:style-name="Tabela1.A1" office:value-type="string">
            <text:p text:style-name="P34">Mąka Krupska</text:p>
          </table:table-cell>
          <table:table-cell table:style-name="Tabela1.A1" office:value-type="string">
            <text:p text:style-name="P34">Mąka 350</text:p>
          </table:table-cell>
        </table:table-row>
        <table:table-row>
          <table:table-cell table:style-name="Tabela1.A2" office:value-type="string">
            <text:p text:style-name="P34">Młyn Wręgi</text:p>
          </table:table-cell>
          <table:table-cell table:style-name="Tabela1.A2" office:value-type="string">
            <text:p text:style-name="P34">14</text:p>
          </table:table-cell>
          <table:table-cell table:style-name="Tabela1.A2" office:value-type="string">
            <text:p text:style-name="P34">8</text:p>
          </table:table-cell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13</text:p>
          </table:table-cell>
          <table:table-cell table:style-name="Tabela1.A2" office:value-type="string">
            <text:p text:style-name="P34">10</text:p>
          </table:table-cell>
        </table:table-row>
        <table:table-row>
          <table:table-cell table:style-name="Tabela1.A2" office:value-type="string">
            <text:p text:style-name="P34">Młyn Żelechów</text:p>
          </table:table-cell>
          <table:table-cell table:style-name="Tabela1.A2" office:value-type="string">
            <text:p text:style-name="P34">11</text:p>
          </table:table-cell>
          <table:table-cell table:style-name="Tabela1.A2" office:value-type="string">
            <text:p text:style-name="P34">6</text:p>
          </table:table-cell>
          <table:table-cell table:style-name="Tabela1.A2" office:value-type="string">
            <text:p text:style-name="P34">17</text:p>
          </table:table-cell>
          <table:table-cell table:style-name="Tabela1.A2" office:value-type="string">
            <text:p text:style-name="P34">12</text:p>
          </table:table-cell>
          <table:table-cell table:style-name="Tabela1.A2" office:value-type="string">
            <text:p text:style-name="P34">8</text:p>
          </table:table-cell>
        </table:table-row>
        <table:table-row>
          <table:table-cell table:style-name="Tabela1.A2" office:value-type="string">
            <text:p text:style-name="P34">Młyn Je<text:span text:style-name="T23">ż</text:span>ewo</text:p>
          </table:table-cell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brak</text:p>
          </table:table-cell>
          <table:table-cell table:style-name="Tabela1.A2" office:value-type="string">
            <text:p text:style-name="P34">17</text:p>
          </table:table-cell>
          <table:table-cell table:style-name="Tabela1.A2" office:value-type="string">
            <text:p text:style-name="P34">19</text:p>
          </table:table-cell>
          <table:table-cell table:style-name="Tabela1.A2" office:value-type="string">
            <text:p text:style-name="P34">8</text:p>
          </table:table-cell>
        </table:table-row>
        <table:table-row>
          <table:table-cell table:style-name="Tabela1.A2" office:value-type="string">
            <text:p text:style-name="P34">Młyn Pawin</text:p>
          </table:table-cell>
          <table:table-cell table:style-name="Tabela1.A2" office:value-type="string">
            <text:p text:style-name="P34">14</text:p>
          </table:table-cell>
          <table:table-cell table:style-name="Tabela1.A2" office:value-type="string">
            <text:p text:style-name="P34">7</text:p>
          </table:table-cell>
          <table:table-cell table:style-name="Tabela1.A2" office:value-type="string">
            <text:p text:style-name="P34">15</text:p>
          </table:table-cell>
          <table:table-cell table:style-name="Tabela1.A2" office:value-type="string">
            <text:p text:style-name="P34">16</text:p>
          </table:table-cell>
          <table:table-cell table:style-name="Tabela1.A2" office:value-type="string">
            <text:p text:style-name="P34">10</text:p>
          </table:table-cell>
        </table:table-row>
        <table:table-row>
          <table:table-cell table:style-name="Tabela1.A6" office:value-type="string">
            <text:p text:style-name="P34">Młyn Korki</text:p>
          </table:table-cell>
          <table:table-cell table:style-name="Tabela1.A6" office:value-type="string">
            <text:p text:style-name="P34">brak</text:p>
          </table:table-cell>
          <table:table-cell table:style-name="Tabela1.A6" office:value-type="string">
            <text:p text:style-name="P34">9</text:p>
          </table:table-cell>
          <table:table-cell table:style-name="Tabela1.A6" office:value-type="string">
            <text:p text:style-name="P34">12</text:p>
          </table:table-cell>
          <table:table-cell table:style-name="Tabela1.A6" office:value-type="string">
            <text:p text:style-name="P34">13</text:p>
          </table:table-cell>
          <table:table-cell table:style-name="Tabela1.A6" office:value-type="string">
            <text:p text:style-name="P34">brak</text:p>
          </table:table-cell>
        </table:table-row>
      </table:table>
      <text:p text:style-name="P1"/>
      <text:p text:style-name="P3"/>
      <text:p text:style-name="P9">Na podstawie informacji zawartej w tabeli należy przydzielić produkcję mąki, aby zmaksymalizować sumę produkcji wszystkich zakładów. Każdy zakład ma prowadzić produkcję tyko jednego produktu. Decyzja o przydzi<text:span text:style-name="T18">a</text:span>l<text:span text:style-name="T18">e</text:span> będzie miała wartość jeden, zaś <text:span text:style-name="T18"><text:s/>decyzja o</text:span> braku przydziału <text:span text:style-name="T18">będzie miała </text:span>wartość zero. </text:p>
      <text:p text:style-name="P10">Aby rozwiązać zadanie, należy treść zadania zapisać w postaci wzorów matematycznych.</text:p>
      <text:p text:style-name="P10"><text:span text:style-name="T18">Aby tego dokonać, musimy odpowiednio oznaczyć wszystkie zdarzenia wynikające z kombinatoryki.</text:span> <text:span text:style-name="T18">N</text:span>a przykład zmienn<text:span text:style-name="T23">a</text:span> δ<text:span text:style-name="T3">23 </text:span><text:span text:style-name="T7">dotyczy</text:span><text:span text:style-name="T3"> </text:span><text:span text:style-name="T7"><text:s/>produkcji mąki 120 (kolumna 3) w młynie Żelechów. <text:s/></text:span><text:span text:style-name="T12">Przyjęliśmy</text:span><text:span text:style-name="T11"> więc oznaczenie, które mówi, że</text:span><text:span text:style-name="T7"> zmienna δ</text:span><text:span text:style-name="T5">(</text:span><text:span text:style-name="T3">w,k</text:span><text:span text:style-name="T5">)</text:span><text:span text:style-name="T7"> dotyczy decyzji </text:span><text:span text:style-name="T11">o przydziale </text:span><text:span text:style-name="T7">młyna znajdującego się w wierszu <text:s/>i produkt znajdujący się w kolumnie k. Decyzja może przyjąć wartości z zakresu 1 lub 0. 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4"><text:span text:style-name="T8">Całe zadanie można więc opisać w postaci następujących równań.</text:span></text:p>
      <text:p text:style-name="P32"><text:span text:style-name="T8">Ograniczenia dotyczące przydziału młynów:</text:span></text:p>
      <text:p text:style-name="P4"><text:span text:style-name="T8"/></text:p>
      <text:p text:style-name="P4"><text:span text:style-name="T8"><draw:frame draw:style-name="fr1" draw:name="Obiekt1" text:anchor-type="as-char" svg:y="-2.307cm" svg:width="9.46cm" svg:height="3.81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s/><text:line-break/></text:span></text:p>
      <text:p text:style-name="P32">Ograniczenia dotyczące przydziału produktów:</text:p>
      <text:p text:style-name="P3"/>
      <text:p text:style-name="P3"><draw:frame draw:style-name="fr1" draw:name="Obiekt2" text:anchor-type="as-char" svg:y="-2.307cm" svg:width="9.414cm" svg:height="3.815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3"/>
      <text:p text:style-name="P12"><text:span text:style-name="T15">Należy również zadeklarować ograniczenia znakowe, która mówią, że </text:span><text:span text:style-name="T16">δ </text:span><text:span text:style-name="T17">nie może być mniejsze od zera:</text:span></text:p>
      <text:p text:style-name="P8"/>
      <text:p text:style-name="P6"><draw:frame draw:style-name="fr1" draw:name="Obiekt4" text:anchor-type="as-char" svg:y="-0.482cm" svg:width="12.31cm" svg:height="0.70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<draw:frame draw:style-name="fr1" draw:name="Obiekt5" text:anchor-type="as-char" svg:y="-0.482cm" svg:width="12.372cm" svg:height="0.702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6"/>
      <text:p text:style-name="P15">Co można zapisać jako: </text:p>
      <text:p text:style-name="P15"><draw:frame draw:style-name="fr1" draw:name="Obiekt7" text:anchor-type="as-char" svg:y="-1.974cm" svg:width="2.738cm" svg:height="3.15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5"/>
      <text:p text:style-name="P6"/>
      <text:p text:style-name="P6">Powyższe równania matematyczne spełniają rolę warunków ograniczających dla zadania programowania liniowego. Teraz należy sformułować najważniejszy element zadania, jakim jest funkcja celu.</text:p>
      <text:p text:style-name="P7"><text:soft-page-break/>Celem optymalizacji jest maksymalizacja produkcji. W tabeli powyżej <text:s/>zostały pokazane wydajności każdego młyna w odniesieniu do poszczególnych produktów.</text:p>
      <text:p text:style-name="P7"><text:span text:style-name="T19">Znajdujemy więc</text:span> <text:span text:style-name="T19">jednostkowe </text:span>decyzj<text:span text:style-name="T19">e</text:span> przydziału <text:s/><text:span text:style-name="T9">δ</text:span><text:span text:style-name="T4">w,k </text:span><text:span text:style-name="T8">(gdzie w oznacza młyn, a k oznacza produkt) </text:span><text:span text:style-name="T10">w celu znalezienia konfiguracji maksymalizującej sumę </text:span><text:span text:style-name="T8">wydajnoś</text:span><text:span text:style-name="T10">ci</text:span><text:span text:style-name="T8"> produkcji. </text:span></text:p>
      <text:p text:style-name="P7"><text:span text:style-name="T8"/></text:p>
      <text:p text:style-name="P7"><text:span text:style-name="T8">Funkcja celu przyjmie postać:</text:span></text:p>
      <text:p text:style-name="P7"><text:span text:style-name="T8"/></text:p>
      <text:p text:style-name="P7"/>
      <text:p text:style-name="P7"><draw:frame draw:style-name="fr1" draw:name="Obiekt6" text:anchor-type="as-char" svg:y="-0.577cm" svg:width="8.421cm" svg:height="1.14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14">Co w bardziej przystępny sposób można zapisać jako:</text:p>
      <text:p text:style-name="P7"/>
      <text:p text:style-name="P7"><draw:frame draw:style-name="fr1" draw:name="Obiekt3" text:anchor-type="as-char" svg:y="-2.134cm" svg:width="6.496cm" svg:height="3.62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3">Aby rozwiązać <text:span text:style-name="T19">problem przydziału,</text:span> należy wszystkie równania z zakresu od 1 do 13 podstawić do jednego z kalkulatorów smplex, które można znaleźć w Internecie. </text:p>
      <text:p text:style-name="P16">Możliwe jest również wykorzystanie bibliotek języka Python, które zaprojektowane są do rozwiązywania takich zadań.</text:p>
      <text:p text:style-name="P7"/>
      <text:p text:style-name="P17"><text:span text:style-name="T19">Wynikiem w</text:span>yliczenia zadania programowania liniowego <text:span text:style-name="T23">jest</text:span> <text:span text:style-name="T19">optymalny przydział zadań do środków produkcji</text:span>. Tabela poniżej przedstawia młyny, gdzie będą produkowane poszczególne produkty.</text:p>
      <text:p text:style-name="P17"/>
      <text:p text:style-name="P17"><text:s/><text:span text:style-name="T1"><text:s text:c="6"/></text:span></text:p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38"/>
          </table:table-cell>
          <table:table-cell table:style-name="Tabela2.A1" office:value-type="string">
            <text:p text:style-name="P35">Mąka Rozczatka</text:p>
          </table:table-cell>
          <table:table-cell table:style-name="Tabela2.A1" office:value-type="string">
            <text:p text:style-name="P35">Mąka 550</text:p>
          </table:table-cell>
          <table:table-cell table:style-name="Tabela2.A1" office:value-type="string">
            <text:p text:style-name="P35">Mąka 120</text:p>
          </table:table-cell>
          <table:table-cell table:style-name="Tabela2.A1" office:value-type="string">
            <text:p text:style-name="P35">Mąka Krupska</text:p>
          </table:table-cell>
          <table:table-cell table:style-name="Tabela2.A1" office:value-type="string">
            <text:p text:style-name="P35">Mąka 350</text:p>
          </table:table-cell>
        </table:table-row>
        <table:table-row>
          <table:table-cell table:style-name="Tabela2.A2" office:value-type="string">
            <text:p text:style-name="P35">Młyn Wręgi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</table:table-row>
        <table:table-row>
          <table:table-cell table:style-name="Tabela2.A2" office:value-type="string">
            <text:p text:style-name="P35">Młyn Żelechów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</table:table-row>
        <table:table-row>
          <table:table-cell table:style-name="Tabela2.A2" office:value-type="string">
            <text:p text:style-name="P35">Młyn Je<text:span text:style-name="T23">ż</text:span>ewo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5">brak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</table:table-row>
        <table:table-row>
          <table:table-cell table:style-name="Tabela2.A2" office:value-type="string">
            <text:p text:style-name="P35">Młyn Pawin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</table:table-row>
        <table:table-row>
          <table:table-cell table:style-name="Tabela2.A6" office:value-type="string">
            <text:p text:style-name="P35">Młyn Korki</text:p>
          </table:table-cell>
          <table:table-cell table:style-name="Tabela2.A6" office:value-type="string">
            <text:p text:style-name="P35">brak</text:p>
          </table:table-cell>
          <table:table-cell table:style-name="Tabela2.A6" office:value-type="string">
            <text:p text:style-name="P36">1</text:p>
          </table:table-cell>
          <table:table-cell table:style-name="Tabela2.A6" office:value-type="string">
            <text:p text:style-name="P36">0</text:p>
          </table:table-cell>
          <table:table-cell table:style-name="Tabela2.A6" office:value-type="string">
            <text:p text:style-name="P36">0</text:p>
          </table:table-cell>
          <table:table-cell table:style-name="Tabela2.A6" office:value-type="string">
            <text:p text:style-name="P35">brak</text:p>
          </table:table-cell>
        </table:table-row>
      </table:table>
      <text:p text:style-name="P2"/>
      <text:p text:style-name="P11">Produkcja została przydzielona z uwzględnieniem <text:span text:style-name="T19">celu optymalizacji</text:span>. Oznacza to, że powyższa konfiguracja gwarantuje najwyższy <text:span text:style-name="T23">poziom</text:span> możliwy do osiągnięcia wydajności, przy uwzględnieniu założeń początkowych.</text:p>
      <text:p text:style-name="P18"><text:span text:style-name="T20">Aby obliczyć poziom wydajności zespołu młynów, wystarczy podstawić wartości wynikowe </text:span><text:span text:style-name="T13">δ</text:span><text:span text:style-name="T6">w,k </text:span><text:span text:style-name="T14">= 1</text:span><text:span text:style-name="T20"> do funkcji celu.</text:span></text:p>
      <text:p text:style-name="P19"/>
      <text:p text:style-name="P19"><draw:frame draw:style-name="fr1" draw:name="Obiekt8" text:anchor-type="as-char" svg:y="-0.386cm" svg:width="7.692cm" svg:height="0.542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9"/>
      <text:p text:style-name="P19"><draw:frame draw:style-name="fr1" draw:name="Obiekt9" text:anchor-type="as-char" svg:y="-0.386cm" svg:width="2.928cm" svg:height="0.542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9"/>
      <text:p text:style-name="P27">Specjalizacja produkcji mająca na celu <text:span text:style-name="T19">maksymalizację efektywności</text:span> zespołu młynów spowodowała wzrost wydajności zakładu do <text:span text:style-name="T19">poziomu </text:span>69 ton <text:span text:style-name="T19">mąki</text:span> na godzinę.</text:p>
      <text:p text:style-name="P20"><text:soft-page-break/></text:p>
      <text:p text:style-name="P33">Podsumowanie</text:p>
      <text:p text:style-name="P21"/>
      <text:p text:style-name="P28">Problem przydziału jest podstawowym problemem optymalizacji kombinatorycznej. W podstawowej postaci rozwiązanie tego problemu polega na sformułowaniu funkcji celu oraz warunków ograniczających.</text:p>
      <text:p text:style-name="P28">W ten sposób sformułowane zadanie ma wiel<text:span text:style-name="T23">e</text:span> zmiennych niewiadomych. Każda zmienna może zostać przydzielon<text:span text:style-name="T23">a</text:span> lub nie przydzielona do określonego celu, co wiąże się z uzyskanie<text:span text:style-name="T23">m</text:span> pewnego rezultatu (kosztu, zysk<text:span text:style-name="T23">u</text:span> lub inne<text:span text:style-name="T23">j</text:span> wartości optymalizowanej), Rezultat zmienia się w zależności od konfiguracji przydziałów. Wymagane jest wykonanie jak największej liczby zadań poprzez przypisanie co najwyżej jedne<text:span text:style-name="T21">j zmiennej</text:span> do każdego celu i co najwyżej jednego celu do każdej zmiennej w taki sposób, aby zoptymalizować całkowity <text:span text:style-name="T21">rezultat</text:span>.</text:p>
      <text:p text:style-name="P28">Metoda ta <text:span text:style-name="T23">jest</text:span> bardzo prosta, czytelna i ma szerokie zastosowanie w gospodarce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0:37:12.161127292</meta:creation-date>
    <dc:date>2020-10-16T18:47:27.001112629</dc:date>
    <meta:editing-duration>PT24M12S</meta:editing-duration>
    <meta:editing-cycles>9</meta:editing-cycles>
    <meta:generator>LibreOffice/6.0.7.3$Linux_X86_64 LibreOffice_project/00m0$Build-3</meta:generator>
    <meta:document-statistic meta:table-count="2" meta:image-count="0" meta:object-count="9" meta:page-count="4" meta:paragraph-count="112" meta:word-count="770" meta:character-count="5705" meta:non-whitespace-character-count="5000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>
                      <mi>δ</mi>
                      <mn>11</mn>
                    </msub>
                    <mo stretchy="false">+</mo>
                    <msub>
                      <mi>δ</mi>
                      <mn>12</mn>
                    </msub>
                    <mo stretchy="false">+</mo>
                    <msub>
                      <mi>δ</mi>
                      <mn>13</mn>
                    </msub>
                    <mo stretchy="false">+</mo>
                    <msub>
                      <mi>δ</mi>
                      <mn>14</mn>
                    </msub>
                    <mo stretchy="false">+</mo>
                    <msub>
                      <mi>δ</mi>
                      <mn>15</mn>
                    </msub>
                  </mrow>
                  <mo stretchy="false">=</mo>
                  <mn>1</mn>
                </mrow>
                <mtext>              </mtext>
                <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i mathvariant="italic">Wręgi</mi>
                </msub>
              </mrow>
            </mtd>
          </mtr>
          <mtr>
            <mtd>
              <mrow>
                <mrow>
                  <mrow>
                    <msub>
                      <mi>δ</mi>
                      <mn>21</mn>
                    </msub>
                    <mo stretchy="false">+</mo>
                    <msub>
                      <mi>δ</mi>
                      <mn>22</mn>
                    </msub>
                    <mo stretchy="false">+</mo>
                    <msub>
                      <mi>δ</mi>
                      <mn>23</mn>
                    </msub>
                    <mo stretchy="false">+</mo>
                    <msub>
                      <mi>δ</mi>
                      <mn>24</mn>
                    </msub>
                    <mo stretchy="false">+</mo>
                    <msub>
                      <mi>δ</mi>
                      <mn>25</mn>
                    </msub>
                  </mrow>
                  <mo stretchy="false">=</mo>
                  <mn>1</mn>
                </mrow>
                <mtext>              </mtext>
                <msub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i mathvariant="italic">Żelechów</mi>
                </msub>
              </mrow>
            </mtd>
          </mtr>
          <mtr>
            <mtd>
              <mrow>
                <mtext>       </mtext>
                <mrow>
                  <mrow>
                    <msub>
                      <mi>δ</mi>
                      <mn>31</mn>
                    </msub>
                    <mo stretchy="false">+</mo>
                    <msub>
                      <mi>δ</mi>
                      <mn>33</mn>
                    </msub>
                    <mo stretchy="false">+</mo>
                    <msub>
                      <mi>δ</mi>
                      <mn>34</mn>
                    </msub>
                    <mo stretchy="false">+</mo>
                    <msub>
                      <mi>δ</mi>
                      <mn>35</mn>
                    </msub>
                  </mrow>
                  <mo stretchy="false">=</mo>
                  <mn>1</mn>
                </mrow>
                <mtext>              </mtext>
                <msub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i mathvariant="italic">Jerzewo</mi>
                </msub>
              </mrow>
            </mtd>
          </mtr>
          <mtr>
            <mtd>
              <mrow>
                <mrow>
                  <mrow>
                    <msub>
                      <mi>δ</mi>
                      <mn>41</mn>
                    </msub>
                    <mo stretchy="false">+</mo>
                    <msub>
                      <mi>δ</mi>
                      <mn>42</mn>
                    </msub>
                    <mo stretchy="false">+</mo>
                    <msub>
                      <mi>δ</mi>
                      <mn>43</mn>
                    </msub>
                    <mo stretchy="false">+</mo>
                    <msub>
                      <mi>δ</mi>
                      <mn>44</mn>
                    </msub>
                    <mo stretchy="false">+</mo>
                    <msub>
                      <mi>δ</mi>
                      <mn>45</mn>
                    </msub>
                  </mrow>
                  <mo stretchy="false">=</mo>
                  <mn>1</mn>
                </mrow>
                <mtext>              </mtext>
                <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i mathvariant="italic">Pawin</mi>
                </msub>
              </mrow>
            </mtd>
          </mtr>
          <mtr>
            <mtd>
              <mrow>
                <mtext>              </mtext>
                <mrow>
                  <mrow>
                    <msub>
                      <mi>δ</mi>
                      <mn>52</mn>
                    </msub>
                    <mo stretchy="false">+</mo>
                    <msub>
                      <mi>δ</mi>
                      <mn>53</mn>
                    </msub>
                    <mo stretchy="false">+</mo>
                    <msub>
                      <mi>δ</mi>
                      <mn>54</mn>
                    </msub>
                  </mrow>
                  <mo stretchy="false">=</mo>
                  <mn>1</mn>
                </mrow>
                <mtext>              </mtext>
                <msub>
                  <mrow>
                    <mo fence="true" stretchy="false">(</mo>
                    <mrow>
                      <mn>5</mn>
                    </mrow>
                    <mo fence="true" stretchy="false">)</mo>
                  </mrow>
                  <mi mathvariant="italic">Korki</mi>
                </msub>
              </mrow>
            </mtd>
          </mtr>
          <mtr>
            <mtd>
              <mtext/>
            </mtd>
          </mtr>
        </mtable>
      </mrow>
    </mrow>
    <annotation encoding="StarMath 5.0">left lbrace stack 
{
δ_{11} + δ_{12}+ δ_{13}+ δ_{14}+ δ_{15} = 1    "              "(1)_  Wręgi # 
δ_{21} + δ_{22}+ δ_{23}+ δ_{24}+ δ_{25} = 1    "              "(2)_   Żelechów # 
"       "δ_{31} + δ_{33}+ δ_{34}+ δ_{35} = 1   "              "(3)_   Jerzewo # 
δ_{41} + δ_{42}+ δ_{43}+ δ_{44}+ δ_{45} = 1    "              "(4)_   Pawin #
"              " δ_{52}+ δ_{53}+ δ_{54} = 1    "              "(5)_   Korki #
""} right none
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>       </mtext>
                <mrow>
                  <mrow>
                    <msub>
                      <mi>δ</mi>
                      <mn>11</mn>
                    </msub>
                    <mo stretchy="false">+</mo>
                    <msub>
                      <mi>δ</mi>
                      <mn>21</mn>
                    </msub>
                    <mo stretchy="false">+</mo>
                    <msub>
                      <mi>δ</mi>
                      <mn>31</mn>
                    </msub>
                    <mo stretchy="false">+</mo>
                    <msub>
                      <mi>δ</mi>
                      <mn>41</mn>
                    </msub>
                  </mrow>
                  <mo stretchy="false">=</mo>
                  <mn>1</mn>
                </mrow>
                <mtext>             </mtext>
                <msub>
                  <mrow>
                    <mo fence="true" stretchy="false">(</mo>
                    <mrow>
                      <mn>6</mn>
                    </mrow>
                    <mo fence="true" stretchy="false">)</mo>
                  </mrow>
                  <mi mathvariant="italic">Rozczatka</mi>
                </msub>
              </mrow>
            </mtd>
          </mtr>
          <mtr>
            <mtd>
              <mrow>
                <mtext>       </mtext>
                <mrow>
                  <mrow>
                    <msub>
                      <mi>δ</mi>
                      <mn>12</mn>
                    </msub>
                    <mo stretchy="false">+</mo>
                    <msub>
                      <mi>δ</mi>
                      <mn>22</mn>
                    </msub>
                    <mo stretchy="false">+</mo>
                    <msub>
                      <mi>δ</mi>
                      <mn>42</mn>
                    </msub>
                    <mo stretchy="false">+</mo>
                    <msub>
                      <mi>δ</mi>
                      <mn>52</mn>
                    </msub>
                  </mrow>
                  <mo stretchy="false">=</mo>
                  <mn>1</mn>
                </mrow>
                <mtext>             </mtext>
                <msub>
                  <mrow>
                    <mo fence="true" stretchy="false">(</mo>
                    <mrow>
                      <mn>7</mn>
                    </mrow>
                    <mo fence="true" stretchy="false">)</mo>
                  </mrow>
                  <mn>550</mn>
                </msub>
              </mrow>
            </mtd>
          </mtr>
          <mtr>
            <mtd>
              <mrow>
                <mrow>
                  <mrow>
                    <msub>
                      <mi>δ</mi>
                      <mn>13</mn>
                    </msub>
                    <mo stretchy="false">+</mo>
                    <msub>
                      <mi>δ</mi>
                      <mn>23</mn>
                    </msub>
                    <mo stretchy="false">+</mo>
                    <msub>
                      <mi>δ</mi>
                      <mn>33</mn>
                    </msub>
                    <mo stretchy="false">+</mo>
                    <msub>
                      <mi>δ</mi>
                      <mn>43</mn>
                    </msub>
                    <mo stretchy="false">+</mo>
                    <msub>
                      <mi>δ</mi>
                      <mn>53</mn>
                    </msub>
                  </mrow>
                  <mo stretchy="false">=</mo>
                  <mn>1</mn>
                </mrow>
                <mtext>             </mtext>
                <msub>
                  <mrow>
                    <mo fence="true" stretchy="false">(</mo>
                    <mrow>
                      <mn>8</mn>
                    </mrow>
                    <mo fence="true" stretchy="false">)</mo>
                  </mrow>
                  <mn>120</mn>
                </msub>
              </mrow>
            </mtd>
          </mtr>
          <mtr>
            <mtd>
              <mrow>
                <mrow>
                  <mrow>
                    <msub>
                      <mi>δ</mi>
                      <mn>14</mn>
                    </msub>
                    <mo stretchy="false">+</mo>
                    <msub>
                      <mi>δ</mi>
                      <mn>24</mn>
                    </msub>
                    <mo stretchy="false">+</mo>
                    <msub>
                      <mi>δ</mi>
                      <mn>34</mn>
                    </msub>
                    <mo stretchy="false">+</mo>
                    <msub>
                      <mi>δ</mi>
                      <mn>44</mn>
                    </msub>
                    <mo stretchy="false">+</mo>
                    <msub>
                      <mi>δ</mi>
                      <mn>54</mn>
                    </msub>
                  </mrow>
                  <mo stretchy="false">=</mo>
                  <mn>1</mn>
                </mrow>
                <mtext>             </mtext>
                <msub>
                  <mrow>
                    <mo fence="true" stretchy="false">(</mo>
                    <mrow>
                      <mn>9</mn>
                    </mrow>
                    <mo fence="true" stretchy="false">)</mo>
                  </mrow>
                  <mi mathvariant="italic">Krupska</mi>
                </msub>
              </mrow>
            </mtd>
          </mtr>
          <mtr>
            <mtd>
              <mrow>
                <mtext>       </mtext>
                <mrow>
                  <mrow>
                    <msub>
                      <mi>δ</mi>
                      <mn>15</mn>
                    </msub>
                    <mo stretchy="false">+</mo>
                    <msub>
                      <mi>δ</mi>
                      <mn>25</mn>
                    </msub>
                    <mo stretchy="false">+</mo>
                    <msub>
                      <mi>δ</mi>
                      <mn>35</mn>
                    </msub>
                    <mo stretchy="false">+</mo>
                    <msub>
                      <mi>δ</mi>
                      <mn>45</mn>
                    </msub>
                  </mrow>
                  <mo stretchy="false">=</mo>
                  <mn>1</mn>
                </mrow>
                <mtext>             </mtext>
                <msub>
                  <mrow>
                    <mo fence="true" stretchy="false">(</mo>
                    <mrow>
                      <mn>10</mn>
                    </mrow>
                    <mo fence="true" stretchy="false">)</mo>
                  </mrow>
                  <mn>350</mn>
                </msub>
              </mrow>
            </mtd>
          </mtr>
          <mtr>
            <mtd>
              <mtext/>
            </mtd>
          </mtr>
        </mtable>
      </mrow>
    </mrow>
    <annotation encoding="StarMath 5.0">left lbrace stack 
{
"       "δ_{11}+ δ_{21}+ δ_{31}+ δ_{41} = 1    "             "(6)_  Rozczatka # 
"       "δ_{12}+ δ_{22}+ δ_{42}+ δ_{52} = 1    "             "(7)_   550 # 
δ_{13} + δ_{23}+ δ_{33}+ δ_{43}+ δ_{53} = 1    "             "(8)_   120 # 
δ_{14} + δ_{24}+ δ_{34}+ δ_{44}+ δ_{54} = 1    "             "(9)_   Krupska #
"       "δ_{15}+ δ_{25}+ δ_{35}+ δ_{45} = 1    "             "(10)_   350 #
""} right none
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F</mi>
                <mrow>
                  <mo fence="true" stretchy="false">(</mo>
                  <mrow>
                    <msub>
                      <mi>δ</mi>
                      <mrow>
                        <mi>w</mi>
                        <mi>,</mi>
                        <mi>k</mi>
                      </mrow>
                    </msub>
                  </mrow>
                  <mo fence="true" stretchy="false">)</mo>
                </mrow>
              </mrow>
            </mtd>
          </mtr>
          <mtr>
            <mtd>
              <mrow>
                <mrow>
                  <mtext/>
                  <mo stretchy="false">=</mo>
                  <mn>14</mn>
                </mrow>
                <mrow>
                  <msub>
                    <mi>δ</mi>
                    <mn>11</mn>
                  </msub>
                  <mo stretchy="false">+</mo>
                  <mn>8</mn>
                </mrow>
                <mrow>
                  <msub>
                    <mi>δ</mi>
                    <mn>12</mn>
                  </msub>
                  <mo stretchy="false">+</mo>
                  <mn>15</mn>
                </mrow>
                <mrow>
                  <msub>
                    <mi>δ</mi>
                    <mn>13</mn>
                  </msub>
                  <mo stretchy="false">+</mo>
                  <mn>13</mn>
                </mrow>
                <mrow>
                  <msub>
                    <mi>δ</mi>
                    <mn>14</mn>
                  </msub>
                  <mo stretchy="false">+</mo>
                  <mn>10</mn>
                </mrow>
                <msub>
                  <mi>δ</mi>
                  <mn>15</mn>
                </msub>
              </mrow>
            </mtd>
          </mtr>
          <mtr>
            <mtd>
              <mrow>
                <mrow>
                  <mo stretchy="false">+</mo>
                  <mn>11</mn>
                </mrow>
                <mrow>
                  <msub>
                    <mi>δ</mi>
                    <mn>21</mn>
                  </msub>
                  <mo stretchy="false">+</mo>
                  <mn>6</mn>
                </mrow>
                <mrow>
                  <msub>
                    <mi>δ</mi>
                    <mn>22</mn>
                  </msub>
                  <mo stretchy="false">+</mo>
                  <mn>17</mn>
                </mrow>
                <mrow>
                  <msub>
                    <mi>δ</mi>
                    <mn>23</mn>
                  </msub>
                  <mo stretchy="false">+</mo>
                  <mn>12</mn>
                </mrow>
                <mrow>
                  <msub>
                    <mi>δ</mi>
                    <mn>24</mn>
                  </msub>
                  <mo stretchy="false">+</mo>
                  <mn>8</mn>
                </mrow>
                <msub>
                  <mi>δ</mi>
                  <mn>25</mn>
                </msub>
              </mrow>
            </mtd>
          </mtr>
          <mtr>
            <mtd>
              <mrow>
                <mrow>
                  <mo stretchy="false">+</mo>
                  <mn>15</mn>
                </mrow>
                <mrow>
                  <msub>
                    <mi>δ</mi>
                    <mn>31</mn>
                  </msub>
                  <mo stretchy="false">+</mo>
                  <mn>17</mn>
                </mrow>
                <mrow>
                  <msub>
                    <mi>δ</mi>
                    <mn>33</mn>
                  </msub>
                  <mo stretchy="false">+</mo>
                  <mn>19</mn>
                </mrow>
                <mrow>
                  <msub>
                    <mi>δ</mi>
                    <mn>34</mn>
                  </msub>
                  <mo stretchy="false">+</mo>
                  <mn>8</mn>
                </mrow>
                <msub>
                  <mi>δ</mi>
                  <mn>35</mn>
                </msub>
              </mrow>
            </mtd>
          </mtr>
          <mtr>
            <mtd>
              <mrow>
                <mrow>
                  <mo stretchy="false">+</mo>
                  <mn>14</mn>
                </mrow>
                <mrow>
                  <msub>
                    <mi>δ</mi>
                    <mn>41</mn>
                  </msub>
                  <mo stretchy="false">+</mo>
                  <mn>7</mn>
                </mrow>
                <mrow>
                  <msub>
                    <mi>δ</mi>
                    <mn>42</mn>
                  </msub>
                  <mo stretchy="false">+</mo>
                  <mn>15</mn>
                </mrow>
                <mrow>
                  <msub>
                    <mi>δ</mi>
                    <mn>43</mn>
                  </msub>
                  <mo stretchy="false">+</mo>
                  <mn>16</mn>
                </mrow>
                <mrow>
                  <msub>
                    <mi>δ</mi>
                    <mn>44</mn>
                  </msub>
                  <mo stretchy="false">+</mo>
                  <mn>10</mn>
                </mrow>
                <msub>
                  <mi>δ</mi>
                  <mn>45</mn>
                </msub>
              </mrow>
            </mtd>
          </mtr>
          <mtr>
            <mtd>
              <mrow>
                <mrow>
                  <mo stretchy="false">+</mo>
                  <mn>9</mn>
                </mrow>
                <mrow>
                  <msub>
                    <mi>δ</mi>
                    <mn>52</mn>
                  </msub>
                  <mo stretchy="false">+</mo>
                  <mn>12</mn>
                </mrow>
                <mrow>
                  <msub>
                    <mi>δ</mi>
                    <mn>53</mn>
                  </msub>
                  <mo stretchy="false">+</mo>
                  <mn>13</mn>
                </mrow>
                <mrow>
                  <msub>
                    <mi>δ</mi>
                    <mn>54</mn>
                  </msub>
                  <mo stretchy="false">→</mo>
                  <mi mathvariant="italic">max</mi>
                </mrow>
              </mrow>
            </mtd>
          </mtr>
          <mtr>
            <mtd>
              <mtext/>
            </mtd>
          </mtr>
        </mtable>
      </mrow>
    </mrow>
    <annotation encoding="StarMath 5.0">left lbrace stack 
{
F{(δ_{w,k})}  #
""= 14δ_{11} + 8δ_{12}+ 15δ_{13}+13δ_{14}+10δ_{15} #
            + 11δ_{21} +  6δ_{22}+ 17δ_{23}+12δ_{24}+ 8δ_{25} #
            + 15δ_{31} + 17δ_{33}+ 19δ_{34}+ 8δ_{35}#
            + 14δ_{41} +  7δ_{42}+ 15δ_{43}+ 16δ_{44}+10δ_{45}#
            +  9δ_{52} + 12δ_{53}+ 13δ_{54} toward max#
            
""} right none</annotation>
  </semantics>
</math>
</file>

<file path=Object 4/content.xml><?xml version="1.0" encoding="utf-8"?>
<math xmlns="http://www.w3.org/1998/Math/MathML" display="block">
  <semantics>
    <mrow>
      <mrow>
        <msub>
          <mi>δ</mi>
          <mrow>
            <mo fence="true" stretchy="false">(</mo>
            <mrow>
              <mrow>
                <mi>w</mi>
                <mi>,</mi>
                <mi>k</mi>
              </mrow>
            </mrow>
            <mo fence="true" stretchy="false">)</mo>
          </mrow>
        </msub>
        <mo stretchy="false">≥</mo>
        <mn>0</mn>
      </mrow>
      <mo stretchy="false">…</mo>
      <mo stretchy="false">∀</mo>
      <mrow>
        <mi>w</mi>
        <mo stretchy="false">∈</mo>
        <mi>W</mi>
      </mrow>
      <mi>,</mi>
      <mrow>
        <mi>k</mi>
        <mo stretchy="false">∈</mo>
        <mi>K</mi>
      </mrow>
      <mtext>                                          </mtext>
      <mrow>
        <mo fence="true" stretchy="false">(</mo>
        <mrow>
          <mn>11</mn>
        </mrow>
        <mo fence="true" stretchy="false">)</mo>
      </mrow>
    </mrow>
    <annotation encoding="StarMath 5.0">δ_( w,k )&gt;=0 dotslow forall w  in  W, k in K "                                          "(11)</annotation>
  </semantics>
</math>
</file>

<file path=Object 5/content.xml><?xml version="1.0" encoding="utf-8"?>
<math xmlns="http://www.w3.org/1998/Math/MathML" display="block">
  <semantics>
    <mrow>
      <mrow>
        <msub>
          <mi>δ</mi>
          <mrow>
            <mo fence="true" stretchy="false">(</mo>
            <mrow>
              <mrow>
                <mi>w</mi>
                <mi>,</mi>
                <mi>k</mi>
              </mrow>
            </mrow>
            <mo fence="true" stretchy="false">)</mo>
          </mrow>
        </msub>
        <mo stretchy="false">∈</mo>
        <mi>G</mi>
      </mrow>
      <mtext/>
      <mo stretchy="false">…</mo>
      <mo stretchy="false">∀</mo>
      <mrow>
        <mi>w</mi>
        <mo stretchy="false">∈</mo>
        <mi>W</mi>
      </mrow>
      <mi>,</mi>
      <mrow>
        <mi>k</mi>
        <mo stretchy="false">∈</mo>
        <mi>K</mi>
      </mrow>
      <mi>,</mi>
      <mrow>
        <mi>G</mi>
        <mo stretchy="false">=</mo>
        <mrow>
          <mn>0</mn>
          <mo stretchy="false">∨</mo>
          <mi>G</mi>
        </mrow>
        <mo stretchy="false">=</mo>
        <mn>1</mn>
      </mrow>
      <mtext>                   </mtext>
      <mrow>
        <mo fence="true" stretchy="false">(</mo>
        <mrow>
          <mn>12</mn>
        </mrow>
        <mo fence="true" stretchy="false">)</mo>
      </mrow>
    </mrow>
    <annotation encoding="StarMath 5.0">δ_( w,k ) in G"" dotslow forall w  in  W, k in K, G=0 or G=1 "                   "(12)</annotation>
  </semantics>
</math>
</file>

<file path=Object 6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w</mi>
                <mo stretchy="false">∈</mo>
                <mi>W</mi>
              </mrow>
              <mi>,</mi>
              <mrow>
                <mi>k</mi>
                <mo stretchy="false">∈</mo>
                <mi>K</mi>
              </mrow>
            </mrow>
          </munder>
          <mrow>
            <msub>
              <mi>x</mi>
              <mrow>
                <mo fence="true" stretchy="false">(</mo>
                <mrow>
                  <mrow>
                    <mi>w</mi>
                    <mi>,</mi>
                    <mi>k</mi>
                  </mrow>
                </mrow>
                <mo fence="true" stretchy="false">)</mo>
              </mrow>
            </msub>
            <msub>
              <mi>c</mi>
              <mrow>
                <mo fence="true" stretchy="false">(</mo>
                <mrow>
                  <mrow>
                    <mi>w</mi>
                    <mi>,</mi>
                    <mi>k</mi>
                  </mrow>
                </mrow>
                <mo fence="true" stretchy="false">)</mo>
              </mrow>
            </msub>
          </mrow>
        </mrow>
        <mo stretchy="false">→</mo>
        <mi mathvariant="italic">max</mi>
      </mrow>
      <mtext>           </mtext>
      <mrow>
        <mo fence="true" stretchy="false">(</mo>
        <mrow>
          <mn>13</mn>
        </mrow>
        <mo fence="true" stretchy="false">)</mo>
      </mrow>
    </mrow>
    <annotation encoding="StarMath 5.0">sum from{w in W,k in K } {{x_{(w,k)}}  {c_{(w,k)}}} toward max"           "( 13 )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>       </mtext>
                <mrow>
                  <msub>
                    <mi>δ</mi>
                    <mn>11</mn>
                  </msub>
                  <mo stretchy="false">≥</mo>
                  <mn>0</mn>
                </mrow>
              </mrow>
            </mtd>
          </mtr>
          <mtr>
            <mtd>
              <mrow>
                <mtext>       </mtext>
                <mrow>
                  <msub>
                    <mi>δ</mi>
                    <mn>12</mn>
                  </msub>
                  <mo stretchy="false">≥</mo>
                  <mn>0</mn>
                </mrow>
              </mrow>
            </mtd>
          </mtr>
          <mtr>
            <mtd>
              <mrow>
                <mtext>       </mtext>
                <mrow>
                  <msub>
                    <mi>δ</mi>
                    <mn>13</mn>
                  </msub>
                  <mo stretchy="false">≥</mo>
                  <mn>0</mn>
                </mrow>
              </mrow>
            </mtd>
          </mtr>
          <mtr>
            <mtd>
              <mo stretchy="false">…</mo>
            </mtd>
          </mtr>
          <mtr>
            <mtd>
              <mrow>
                <mtext>       </mtext>
                <mrow>
                  <msub>
                    <mi>δ</mi>
                    <mn>55</mn>
                  </msub>
                  <mo stretchy="false">≥</mo>
                  <mn>0</mn>
                </mrow>
              </mrow>
            </mtd>
          </mtr>
          <mtr>
            <mtd>
              <mtext/>
            </mtd>
          </mtr>
        </mtable>
      </mrow>
    </mrow>
    <annotation encoding="StarMath 5.0">left lbrace stack 
{
"       "δ_{11}&gt;= 0 # 
"       "δ_{12}&gt;= 0 #
"       "δ_{13}&gt;= 0 #
dotslow #
"       "δ_{55}&gt;= 0 #
""} right none
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sub>
            <mi>δ</mi>
            <mrow>
              <mi>w</mi>
              <mi>,</mi>
              <mi>k</mi>
            </mrow>
          </msub>
        </mrow>
        <mo fence="true" stretchy="false">)</mo>
      </mrow>
      <mrow>
        <mtext/>
        <mo stretchy="false">=</mo>
        <mn>14</mn>
      </mrow>
      <mrow>
        <msub>
          <mi>δ</mi>
          <mn>11</mn>
        </msub>
        <mo stretchy="false">+</mo>
        <mn>17</mn>
      </mrow>
      <mrow>
        <msub>
          <mi>δ</mi>
          <mn>23</mn>
        </msub>
        <mo stretchy="false">+</mo>
        <mn>19</mn>
      </mrow>
      <mrow>
        <msub>
          <mi>δ</mi>
          <mn>34</mn>
        </msub>
        <mo stretchy="false">+</mo>
        <mn>10</mn>
      </mrow>
      <mrow>
        <msub>
          <mi>δ</mi>
          <mn>45</mn>
        </msub>
        <mo stretchy="false">+</mo>
        <mn>9</mn>
      </mrow>
      <msub>
        <mi>δ</mi>
        <mn>52</mn>
      </msub>
    </mrow>
    <annotation encoding="StarMath 5.0">
F{(δ_{w,k})}""= 14δ_{11} + 17δ_{23} + 19δ_{34}+10δ_{45} +9δ_{52}           
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sub>
            <mi>δ</mi>
            <mrow>
              <mi>w</mi>
              <mi>,</mi>
              <mi>k</mi>
            </mrow>
          </msub>
        </mrow>
        <mo fence="true" stretchy="false">)</mo>
      </mrow>
      <mrow>
        <mtext/>
        <mo stretchy="false">=</mo>
        <msub>
          <mn>69</mn>
          <mrow>
            <mi mathvariant="italic">ton</mi>
            <mo stretchy="false">/</mo>
            <mi>h</mi>
          </mrow>
        </msub>
      </mrow>
    </mrow>
    <annotation encoding="StarMath 5.0">
F{(δ_{w,k})}""= 69_{ton/h}         
</annotation>
  </semantics>
</math>
</file>